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18pt" officeooo:rsid="00064c71" officeooo:paragraph-rsid="000ecf65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Arial Black" fo:font-size="10pt" officeooo:rsid="00064c71" officeooo:paragraph-rsid="000ecf65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 Rounded MT Bold" fo:font-size="10pt" officeooo:rsid="00064c71" officeooo:paragraph-rsid="000ecf65" style:font-size-asian="8.75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 Rounded MT Bold" fo:font-size="10pt" fo:font-weight="bold" officeooo:rsid="00064c71" officeooo:paragraph-rsid="000ecf65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Arial Rounded MT Bold" fo:font-size="10pt" fo:font-weight="bold" officeooo:rsid="000ecf65" officeooo:paragraph-rsid="000ecf65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0ecf65" style:font-size-asian="8.75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064c71" officeooo:paragraph-rsid="000ecf65" style:font-size-asian="8.75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064c71" officeooo:paragraph-rsid="00139e60" style:font-size-asian="8.75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0ecf65"/>
    </style:style>
    <style:style style:name="P10" style:family="paragraph" style:parent-style-name="Standard">
      <style:paragraph-properties fo:text-align="start" style:justify-single-word="false"/>
      <style:text-properties style:font-name="Arial Rounded MT Bold" fo:font-size="10pt" style:text-underline-style="none" officeooo:paragraph-rsid="000ecf65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0eece4" style:font-size-asian="8.75pt" style:font-style-asian="italic" style:font-weight-asian="bold" style:font-size-complex="10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064c71" officeooo:paragraph-rsid="000eece4" style:font-size-asian="8.75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 Rounded MT Bold" fo:font-size="10pt" officeooo:paragraph-rsid="000eece4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0eece4" officeooo:paragraph-rsid="000eece4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0f1b70" style:font-size-asian="8.75pt" style:font-style-asian="italic" style:font-weight-asian="bold" style:font-size-complex="10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064c71" officeooo:paragraph-rsid="000f1b70" style:font-size-asian="8.75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 Rounded MT Bold" fo:font-size="10pt" officeooo:paragraph-rsid="000f1b70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color="#c9211e" loext:opacity="100%" style:font-name="Arial Rounded MT Bold" fo:font-size="10pt" fo:font-style="italic" fo:font-weight="normal" officeooo:rsid="00064c71" officeooo:paragraph-rsid="00139e60" style:font-size-asian="8.75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 Rounded MT Bold" fo:font-size="10pt" officeooo:rsid="00064c71" officeooo:paragraph-rsid="00139e60" style:font-size-asian="8.75pt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Arial Rounded MT Bold" fo:font-size="10pt" fo:font-weight="bold" officeooo:rsid="00064c71" officeooo:paragraph-rsid="00139e60" style:font-size-asian="8.75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ffffff" loext:opacity="100%" style:font-name="Arial Rounded MT Bold" fo:font-size="10pt" fo:font-weight="bold" officeooo:rsid="000ecf65" officeooo:paragraph-rsid="00139e60" style:font-size-asian="8.75pt" style:font-weight-asian="bold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139e60" style:font-size-asian="8.75pt" style:font-style-asian="italic" style:font-weight-asian="bold" style:font-size-complex="10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paragraph-rsid="00139e60"/>
    </style:style>
    <style:style style:name="P24" style:family="paragraph" style:parent-style-name="Standard">
      <style:paragraph-properties fo:text-align="start" style:justify-single-word="false"/>
      <style:text-properties style:font-name="Arial Rounded MT Bold" fo:font-size="10pt" officeooo:paragraph-rsid="00139e60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1521da" style:font-size-asian="8.75pt" style:font-style-asian="italic" style:font-weight-asian="bold" style:font-size-complex="10pt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064c71" officeooo:paragraph-rsid="001521da" style:font-size-asian="8.75pt" style:font-style-asian="normal" style:font-weight-asian="bold" style:font-size-complex="10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 Rounded MT Bold" fo:font-size="10pt" officeooo:paragraph-rsid="001521da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521da" officeooo:paragraph-rsid="001521da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officeooo:paragraph-rsid="001521da"/>
    </style:style>
    <style:style style:name="P30" style:family="paragraph" style:parent-style-name="Standard">
      <style:paragraph-properties fo:text-align="start" style:justify-single-word="false"/>
      <style:text-properties style:font-name="Arial Rounded MT Bold" fo:font-size="10pt" officeooo:rsid="00064c71" officeooo:paragraph-rsid="001521da" style:font-size-asian="8.75pt" style:font-size-complex="10pt"/>
    </style:style>
    <style:style style:name="P31" style:family="paragraph" style:parent-style-name="Standard">
      <style:paragraph-properties fo:text-align="start" style:justify-single-word="false"/>
      <style:text-properties style:font-name="Arial Rounded MT Bold" fo:font-size="10pt" fo:font-weight="bold" officeooo:rsid="00064c71" officeooo:paragraph-rsid="001521da" style:font-size-asian="8.75pt" style:font-weight-asian="bold" style:font-size-complex="10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ffffff" loext:opacity="100%" style:font-name="Arial Rounded MT Bold" fo:font-size="10pt" fo:font-weight="bold" officeooo:rsid="000ecf65" officeooo:paragraph-rsid="001521da" style:font-size-asian="8.75pt" style:font-weight-asian="bold" style:font-size-complex="10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064c71" officeooo:paragraph-rsid="00160dc5" style:font-size-asian="8.75pt" style:font-style-asian="normal" style:font-weight-asian="bold" style:font-size-complex="10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officeooo:paragraph-rsid="00160dc5"/>
    </style:style>
    <style:style style:name="P35" style:family="paragraph" style:parent-style-name="Standard">
      <style:paragraph-properties fo:text-align="start" style:justify-single-word="false"/>
      <style:text-properties style:font-name="Arial Rounded MT Bold" fo:font-size="10pt" officeooo:paragraph-rsid="00160dc5" style:font-size-asian="10pt" style:font-size-complex="10pt"/>
    </style:style>
    <style:style style:name="P36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160dc5" style:font-size-asian="8.75pt" style:font-style-asian="italic" style:font-weight-asian="bold" style:font-size-complex="10pt" style:font-style-complex="italic" style:font-weight-complex="bold"/>
    </style:style>
    <style:style style:name="T1" style:family="text">
      <style:text-properties officeooo:rsid="000ecf65"/>
    </style:style>
    <style:style style:name="T2" style:family="text">
      <style:text-properties fo:color="#c9211e" loext:opacity="100%"/>
    </style:style>
    <style:style style:name="T3" style:family="text">
      <style:text-properties officeooo:rsid="00160dc5"/>
    </style:style>
    <style:style style:name="T4" style:family="text">
      <style:text-properties fo:color="#c9211e" loext:opacity="100%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ffffff" loext:opacity="100%" fo:font-weight="bold" officeooo:rsid="000ecf65" style:font-weight-asian="bold" style:font-weight-complex="bold"/>
    </style:style>
    <style:style style:name="T6" style:family="text">
      <style:text-properties fo:color="#c9211e" loext:opacity="100%" fo:font-style="italic" style:font-style-asian="italic" style:font-style-complex="italic"/>
    </style:style>
    <style:style style:name="T7" style:family="text">
      <style:text-properties officeooo:rsid="000f1b70"/>
    </style:style>
    <style:style style:name="T8" style:family="text">
      <style:text-properties officeooo:rsid="00120997"/>
    </style:style>
    <style:style style:name="T9" style:family="text">
      <style:text-properties officeooo:rsid="000eece4"/>
    </style:style>
    <style:style style:name="T10" style:family="text">
      <style:text-properties officeooo:rsid="00139e60"/>
    </style:style>
    <style:style style:name="T11" style:family="text">
      <style:text-properties style:font-name="Arial Rounded MT Bold" fo:font-size="10pt" fo:font-style="normal" fo:font-weight="bold" officeooo:rsid="00064c71" style:font-size-asian="8.75pt" style:font-style-asian="normal" style:font-weight-asian="bold" style:font-size-complex="10pt" style:font-style-complex="normal" style:font-weight-complex="bold"/>
    </style:style>
    <style:style style:name="T12" style:family="text">
      <style:text-properties style:font-name="Arial Rounded MT Bold" fo:font-size="10pt" fo:font-style="normal" fo:font-weight="bold" officeooo:rsid="000f1b70" style:font-size-asian="8.75pt" style:font-style-asian="normal" style:font-weight-asian="bold" style:font-size-complex="10pt" style:font-style-complex="normal" style:font-weight-complex="bold"/>
    </style:style>
    <style:style style:name="T13" style:family="text">
      <style:text-properties style:font-name="Arial Rounded MT Bold" fo:font-size="10pt" style:font-size-asian="10pt" style:font-size-complex="10pt"/>
    </style:style>
    <style:style style:name="T14" style:family="text">
      <style:text-properties fo:font-style="normal" fo:font-weight="bold" officeooo:rsid="00064c71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0eece4" style:font-style-asian="normal" style:font-weight-asian="bold" style:font-style-complex="normal" style:font-weight-complex="bold"/>
    </style:style>
    <style:style style:name="T16" style:family="text">
      <style:text-properties officeooo:rsid="0010483a"/>
    </style:style>
    <style:style style:name="T17" style:family="text">
      <style:text-properties officeooo:rsid="0012cfd8"/>
    </style:style>
    <style:style style:name="T18" style:family="text">
      <style:text-properties officeooo:rsid="00064c71"/>
    </style:style>
    <style:style style:name="T19" style:family="text">
      <style:text-properties fo:color="#ffffff" loext:opacity="100%" fo:font-weight="bold" officeooo:rsid="00139e60" style:font-weight-asian="bold" style:font-weight-complex="bold"/>
    </style:style>
    <style:style style:name="T20" style:family="text">
      <style:text-properties officeooo:rsid="001521da"/>
    </style:style>
    <style:style style:name="T21" style:family="text">
      <style:text-properties style:font-name="Arial Rounded MT Bold" fo:font-size="10pt" fo:font-style="normal" fo:font-weight="bold" officeooo:rsid="00064c71" style:font-size-asian="10pt" style:font-style-asian="normal" style:font-weight-asian="bold" style:font-size-complex="10pt" style:font-style-complex="normal" style:font-weight-complex="bold"/>
    </style:style>
    <style:style style:name="T22" style:family="text">
      <style:text-properties style:font-name="Arial Rounded MT Bold" fo:font-size="10pt" fo:font-style="normal" fo:font-weight="bold" officeooo:rsid="000f1b70" style:font-size-asian="10pt" style:font-style-asian="normal" style:font-weight-asian="bold" style:font-size-complex="10pt" style:font-style-complex="normal" style:font-weight-complex="bold"/>
    </style:style>
    <style:style style:name="T23" style:family="text">
      <style:text-properties style:font-name="Arial Rounded MT Bold" fo:font-size="10pt" fo:font-style="normal" fo:font-weight="bold" officeooo:rsid="001521da" style:font-size-asian="10pt" style:font-style-asian="normal" style:font-weight-asian="bold" style:font-size-complex="10pt" style:font-style-complex="normal" style:font-weight-complex="bold"/>
    </style:style>
    <style:style style:name="T24" style:family="text">
      <style:text-properties fo:font-style="normal" fo:font-weight="bold" officeooo:rsid="000f1b70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1521da" style:font-style-asian="normal" style:font-weight-asian="bold" style:font-style-complex="normal" style:font-weight-complex="bold"/>
    </style:style>
    <style:style style:name="T26" style:family="text">
      <style:text-properties style:font-name="Arial Rounded MT Bold" fo:font-size="10pt" officeooo:rsid="00064c71" style:font-size-asian="10pt" style:font-size-complex="10pt"/>
    </style:style>
    <style:style style:name="T27" style:family="text">
      <style:text-properties style:font-name="Arial Rounded MT Bold" fo:font-size="10pt" officeooo:rsid="000f1b70" style:font-size-asian="10pt" style:font-size-complex="10pt"/>
    </style:style>
    <style:style style:name="T28" style:family="text">
      <style:text-properties style:font-name="Arial Rounded MT Bold" fo:font-size="10pt" officeooo:rsid="001521da" style:font-size-asian="10pt" style:font-size-complex="10pt"/>
    </style:style>
    <style:style style:name="T29" style:family="text">
      <style:text-properties fo:color="#ffffff" loext:opacity="100%" fo:font-weight="bold" officeooo:rsid="001521da" style:font-weight-asian="bold" style:font-weight-complex="bold"/>
    </style:style>
    <style:style style:name="T30" style:family="text">
      <style:text-properties style:font-name="Arial Rounded MT Bold" fo:font-size="10pt" fo:font-style="normal" fo:font-weight="bold" officeooo:rsid="00160dc5" style:font-size-asian="10pt" style:font-style-asian="normal" style:font-weight-asian="bold" style:font-size-complex="10pt" style:font-style-complex="normal" style:font-weight-complex="bold"/>
    </style:style>
    <style:style style:name="T31" style:family="text">
      <style:text-properties style:font-name="Arial Rounded MT Bold" fo:font-size="10pt" officeooo:rsid="00160dc5" style:font-size-asian="10pt" style:font-size-complex="10pt"/>
    </style:style>
    <style:style style:name="T32" style:family="text">
      <style:text-properties fo:font-style="normal" fo:font-weight="bold" officeooo:rsid="00160dc5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U – PRÁCTICA – <text:span text:style-name="T1">2</text:span>) <text:span text:style-name="T1">CADENA HOTELERA<text:tab/></text:span></text:p>
      <text:p text:style-name="P2"/>
      <text:p text:style-name="P3"><text:span text:style-name="T2">Rol de usuario</text:span>: <text:span text:style-name="T1">Usuario</text:span>, <text:span text:style-name="T3">Conserje</text:span></text:p>
      <text:p text:style-name="P3"><text:span text:style-name="T2">HU</text:span>: <text:span text:style-name="T1">Reservar hospedaje, Realizar Check In, </text:span><text:span text:style-name="T3">Realizar Check Out</text:span></text:p>
      <text:p text:style-name="P3"/>
      <text:p text:style-name="P3"/>
      <text:p text:style-name="P3"><text:span text:style-name="T4">ID:</text:span><text:span text:style-name="T2"> </text:span><text:span text:style-name="T5">Reservar hospedaje</text:span></text:p>
      <text:p text:style-name="P4"><text:span text:style-name="T6">Título: </text:span>Como <text:span text:style-name="T1">Usuario quiero</text:span> <text:span text:style-name="T1">reservar un hospedaje </text:span><text:span text:style-name="T7">para pasar una linda noche con mi pareja.</text:span></text:p>
      <text:p text:style-name="P4"><text:span text:style-name="T6">Reglas de Negocio:</text:span><text:span text:style-name="T2"> </text:span></text:p>
      <text:p text:style-name="P5">La fecha de ingreso debe estar dentro de los 90 días a partir de la fecha actual.</text:p>
      <text:p text:style-name="P5">Las estadías no pueden durar más de 15 días.</text:p>
      <text:p text:style-name="P5"/>
      <text:p text:style-name="P4"/>
      <text:p text:style-name="P6">Escenario 1: <text:span text:style-name="T1">Reserva</text:span> exitosa</text:p>
      <text:p text:style-name="P7">Dado la <text:span text:style-name="T1">fecha de ingreso “23/12/2025” tiene </text:span><text:span text:style-name="T8">menos</text:span><text:span text:style-name="T1"> de 90 días de diferencia con la fecha actual “</text:span><text:span text:style-name="T8">2/9/2025”</text:span><text:span text:style-name="T1">, la fecha de egreso “30/12/2025” es</text:span><text:span text:style-name="T8">tá dentro del límite establecido</text:span><text:span text:style-name="T1"> por durar no más de 15 días y hay lugar disponible en las fechas, </text:span><text:span text:style-name="T8">capacidad y hotel indicado</text:span><text:span text:style-name="T1">.</text:span></text:p>
      <text:p text:style-name="P8">Cuando se ingresa <text:span text:style-name="T9">fecha de ingreso </text:span><text:span text:style-name="T1">“23/12/2025”, </text:span><text:span text:style-name="T9">fecha de egreso </text:span><text:span text:style-name="T1"><text:s/>“30/12/2025”, </text:span><text:span text:style-name="T9">el hotel “Internacional” y la cantidad “5” </text:span><text:span text:style-name="T10">y se presiona “Reservar Hospedaje”</text:span></text:p>
      <text:p text:style-name="P9"><text:span text:style-name="T11">Entonces el sistema</text:span><text:span text:style-name="T12"> registra la reserva para el día y ocupación indicada y</text:span><text:span text:style-name="T13"> envía un correo electrónico con un código de reserva y un enlace para continuar con el pago. </text:span></text:p>
      <text:p text:style-name="P10"/>
      <text:p text:style-name="P11">Escenario <text:span text:style-name="T9">2</text:span>: <text:span text:style-name="T1">Reserva</text:span> <text:span text:style-name="T9">fallida por reserva en menos de 90 días</text:span></text:p>
      <text:p text:style-name="P12">Dado la <text:span text:style-name="T1">fecha de ingreso “23/</text:span><text:span text:style-name="T9">9</text:span><text:span text:style-name="T1">/2025” tiene </text:span><text:span text:style-name="T9">menos</text:span><text:span text:style-name="T1"> de 90 días de diferencia con la fecha actual, la fecha de egreso “30/</text:span><text:span text:style-name="T9">9</text:span><text:span text:style-name="T1">/2025” es correcta por durar no más de 15 días y hay lugar disponible en las fechas indicadas.</text:span></text:p>
      <text:p text:style-name="P8">Cuando se ingresa <text:span text:style-name="T9">fecha de ingreso </text:span><text:span text:style-name="T1">“23/</text:span><text:span text:style-name="T9">9</text:span><text:span text:style-name="T1">/2025”, </text:span><text:span text:style-name="T9">fecha de egreso </text:span><text:span text:style-name="T1"><text:s/>“30/</text:span><text:span text:style-name="T9">9</text:span><text:span text:style-name="T1">/2025”, </text:span><text:span text:style-name="T9">el hotel “Internacional” y la cantidad “2” <text:s/></text:span><text:span text:style-name="T10">y se presiona “Reservar Hospedaje”</text:span></text:p>
      <text:p text:style-name="P13"><text:span text:style-name="T14">Entonces el sistema </text:span><text:span text:style-name="T15">informa un error porque la fecha de ingreso no supera los 90 días con la fecha actual.</text:span></text:p>
      <text:p text:style-name="P14"/>
      <text:p text:style-name="P11">Escenario <text:span text:style-name="T9">3</text:span>: <text:span text:style-name="T1">Reserva</text:span> <text:span text:style-name="T9">fallida por reserva en </text:span><text:span text:style-name="T16">durar más</text:span><text:span text:style-name="T9"> de </text:span><text:span text:style-name="T16">15</text:span><text:span text:style-name="T9"> días</text:span></text:p>
      <text:p text:style-name="P12">Dado la <text:span text:style-name="T1">fecha de ingreso “23/</text:span><text:span text:style-name="T7">11</text:span><text:span text:style-name="T1">/2025” tiene </text:span><text:span text:style-name="T17">menos</text:span><text:span text:style-name="T1"> de 90 días de diferencia con la fecha actual, la fecha de egreso “</text:span><text:span text:style-name="T7">10/12</text:span><text:span text:style-name="T1">/2025” es </text:span><text:span text:style-name="T7">in</text:span><text:span text:style-name="T1">correcta por durar más de 15 días .</text:span></text:p>
      <text:p text:style-name="P8">Cuando se ingresa <text:span text:style-name="T9">fecha de ingreso </text:span><text:span text:style-name="T1">“23/</text:span><text:span text:style-name="T7">11</text:span><text:span text:style-name="T1">/2025”, </text:span><text:span text:style-name="T9">fecha de egreso </text:span><text:span text:style-name="T1"><text:s/>“</text:span><text:span text:style-name="T7">10</text:span><text:span text:style-name="T1">/</text:span><text:span text:style-name="T7">12</text:span><text:span text:style-name="T1">/2025”, </text:span><text:span text:style-name="T9">el hotel “Internacional” y la cantidad “</text:span><text:span text:style-name="T7">3</text:span><text:span text:style-name="T9">” </text:span><text:span text:style-name="T10">y se presiona “Reservar Hospedaje”</text:span></text:p>
      <text:p text:style-name="P13"><text:span text:style-name="T18">Entonces el sistema </text:span>informa un error porque la <text:span text:style-name="T7">estadía no puede durar más de 15 días</text:span>.</text:p>
      <text:p text:style-name="P13"/>
      <text:p text:style-name="P15">Escenario <text:span text:style-name="T7">4</text:span>: <text:span text:style-name="T1">Reserva</text:span> <text:span text:style-name="T9">fallida por </text:span><text:span text:style-name="T7">falta de disponibilidad</text:span></text:p>
      <text:p text:style-name="P16">Dado la <text:span text:style-name="T1">fecha de ingreso “23/</text:span><text:span text:style-name="T7">11</text:span><text:span text:style-name="T1">/2025” tiene </text:span><text:span text:style-name="T7">más</text:span><text:span text:style-name="T1"> de 90 días de diferencia con la fecha actual, la fecha de egreso “</text:span><text:span text:style-name="T7">28/12</text:span><text:span text:style-name="T1">/2025” es correcta por durar </text:span><text:span text:style-name="T7">no </text:span><text:span text:style-name="T1">más de 15 días y </text:span><text:span text:style-name="T7">no </text:span><text:span text:style-name="T1">hay lugar disponible en las fechas indicadas </text:span><text:span text:style-name="T10">para el hotel “Internacional” y la cantidad de personas “7”</text:span><text:span text:style-name="T1">.</text:span></text:p>
      <text:p text:style-name="P16">Cuando se ingresa <text:span text:style-name="T9">fecha de ingreso </text:span><text:span text:style-name="T1">“23/</text:span><text:span text:style-name="T7">11</text:span><text:span text:style-name="T1">/2025”, </text:span><text:span text:style-name="T9">fecha de egreso </text:span><text:span text:style-name="T1"><text:s/>“</text:span><text:span text:style-name="T7">28</text:span><text:span text:style-name="T1">/</text:span><text:span text:style-name="T7">12</text:span><text:span text:style-name="T1">/2025”, </text:span><text:span text:style-name="T9">el hotel “Internacional” y la cantidad “</text:span><text:span text:style-name="T7">7</text:span><text:span text:style-name="T9">” </text:span><text:span text:style-name="T10">y se presiona “Reservar Hospedaje”</text:span></text:p>
      <text:p text:style-name="P17"><text:span text:style-name="T18">Entonces el sistema </text:span>informa un error porque <text:span text:style-name="T7">no hay lugar disponibles en las fechas ingresadas </text:span><text:span text:style-name="T10">para la cantidad y hotel solicitado</text:span>.</text:p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9"><text:span text:style-name="T4">ID:</text:span><text:span text:style-name="T2"> </text:span><text:span text:style-name="T5">R</text:span><text:span text:style-name="T19">ealizar Check In</text:span></text:p>
      <text:p text:style-name="P20"><text:span text:style-name="T6">Título: </text:span>Como <text:span text:style-name="T10">Usuario quiero realizar el check in para disfrutar del hotel.</text:span></text:p>
      <text:p text:style-name="P20"><text:span text:style-name="T6">Reglas de Negocio:</text:span><text:span text:style-name="T2"> </text:span></text:p>
      <text:p text:style-name="P21">Los check in pueden realizarse después de las 10 am y hasta las 23:59 pm </text:p>
      <text:p text:style-name="P21"/>
      <text:p text:style-name="P20"/>
      <text:p text:style-name="P22">Escenario 1: <text:span text:style-name="T10">Check in</text:span> exitos<text:span text:style-name="T10">o</text:span></text:p>
      <text:p text:style-name="P8">Dado <text:span text:style-name="T10">el código “77777777” corresponde a un código de reserva en el sistema </text:span><text:span text:style-name="T20">y la hora “18:00” está <text:s/>en el rango de 10am a 23:59pm</text:span></text:p>
      <text:p text:style-name="P8">Cuando se ingresa <text:span text:style-name="T20">el código de reserva “77777777” y se presiona “Realizar Check In”</text:span></text:p>
      <text:p text:style-name="P23"><text:span text:style-name="T21">Entonces el sistema</text:span><text:span text:style-name="T22"> registra </text:span><text:span text:style-name="T23">el check in, </text:span><text:span text:style-name="T13">informa la habitación asignada , manda un mensaje a alguno de los conserjes del hotel para que guíen al usuario hasta la habitación asignada y otro mensaje a los botones para que se hagan cargo de las valijas.</text:span></text:p>
      <text:p text:style-name="P24"/>
      <text:p text:style-name="P25">Escenario <text:span text:style-name="T20">2</text:span>: <text:span text:style-name="T10">Check in</text:span> <text:span text:style-name="T20">fallido por código inválido</text:span></text:p>
      <text:p text:style-name="P26">Dado <text:span text:style-name="T10">el código “</text:span><text:span text:style-name="T20">0000000</text:span><text:span text:style-name="T10">” </text:span><text:span text:style-name="T20">no </text:span><text:span text:style-name="T10">corresponde a un código de reserva en el sistema</text:span></text:p>
      <text:p text:style-name="P26">Cuando se ingresa <text:span text:style-name="T20">el código de reserva “0000000” y se presiona “Realizar Check In”</text:span></text:p>
      <text:p text:style-name="P27"><text:span text:style-name="T14">Entonces el sistema</text:span><text:span text:style-name="T24"> </text:span><text:span text:style-name="T25">informa error por código de reserva inexistente.</text:span></text:p>
      <text:p text:style-name="P28"/>
      <text:p text:style-name="P25">Escenario <text:span text:style-name="T20">3</text:span>: <text:span text:style-name="T10">Check in</text:span> <text:span text:style-name="T20">fallido por horario inválido</text:span></text:p>
      <text:p text:style-name="P26">Dado <text:span text:style-name="T10">el código “</text:span><text:span text:style-name="T20">77777777</text:span><text:span text:style-name="T10">”</text:span><text:span text:style-name="T20"> </text:span><text:span text:style-name="T10">corresponde a un código de reserva en el sistema </text:span><text:span text:style-name="T20">y la hora “00:00” está <text:s/>fuera del rango de 10am a 23:59pm</text:span></text:p>
      <text:p text:style-name="P26">Cuando se ingresa <text:span text:style-name="T20">el código de reserva “77777777” y se presiona “Realizar Check In”</text:span></text:p>
      <text:p text:style-name="P29"><text:span text:style-name="T26">Entonces el sistema</text:span><text:span text:style-name="T27"> </text:span><text:span text:style-name="T13">informa error por</text:span><text:span text:style-name="T28">que</text:span><text:span text:style-name="T13"> no se encuentran habilitados los ingresos al hotel. </text:span></text:p>
      <text:p text:style-name="P27"/>
      <text:p text:style-name="P27"/>
      <text:p text:style-name="P30"><text:span text:style-name="T4">ID:</text:span><text:span text:style-name="T2"> </text:span><text:span text:style-name="T5">R</text:span><text:span text:style-name="T19">ealizar Check </text:span><text:span text:style-name="T29">Out</text:span></text:p>
      <text:p text:style-name="P31"><text:span text:style-name="T6">Título: </text:span>Como <text:span text:style-name="T20">Conserje</text:span><text:span text:style-name="T10"> quiero realizar el check </text:span><text:span text:style-name="T20">out</text:span><text:span text:style-name="T10"> para </text:span><text:span text:style-name="T20">que los inquilinos se vayan de su estadía</text:span></text:p>
      <text:p text:style-name="P31"><text:span text:style-name="T6">Reglas de Negocio:</text:span><text:span text:style-name="T2"> </text:span></text:p>
      <text:p text:style-name="P32">Solo se puede realizar check out de habitaciones sin gastos </text:p>
      <text:p text:style-name="P31"/>
      <text:p text:style-name="P25">Escenario 1: <text:span text:style-name="T10">Check </text:span><text:span text:style-name="T20">out</text:span> exitos<text:span text:style-name="T10">o </text:span></text:p>
      <text:p text:style-name="P33">Dado <text:span text:style-name="T10">el </text:span><text:span text:style-name="T3">número de habitación</text:span><text:span text:style-name="T10"> “</text:span><text:span text:style-name="T3">7</text:span><text:span text:style-name="T10">” corresponde a un</text:span><text:span text:style-name="T3">a habitación del hotel, está marcada como ocupada </text:span><text:span text:style-name="T20">y </text:span><text:span text:style-name="T3">la habitación no tiene gastos </text:span></text:p>
      <text:p text:style-name="P26">Cuando se ingresa <text:span text:style-name="T20">el </text:span><text:span text:style-name="T3">número</text:span><text:span text:style-name="T20"> de </text:span><text:span text:style-name="T3">habitación</text:span><text:span text:style-name="T20"> “</text:span><text:span text:style-name="T3">7</text:span><text:span text:style-name="T20">” y se presiona “Realizar Check </text:span><text:span text:style-name="T3">Out</text:span><text:span text:style-name="T20">”</text:span></text:p>
      <text:p text:style-name="P29"><text:span text:style-name="T21">Entonces el sistema</text:span><text:span text:style-name="T22"> registra </text:span><text:span text:style-name="T30">la habitación como liberada, informa operación exitosa y </text:span><text:span text:style-name="T13">env</text:span><text:span text:style-name="T31">ía</text:span><text:span text:style-name="T13"> un mensaje a las mucamas del hotel avisando que la habitación puede limpiarse. </text:span></text:p>
      <text:p text:style-name="P29"/>
      <text:p text:style-name="P25">Escenario <text:span text:style-name="T20">2</text:span>: <text:span text:style-name="T10">Check </text:span><text:span text:style-name="T20">out</text:span> <text:span text:style-name="T20">fallido por número de habitación inexistente</text:span></text:p>
      <text:p text:style-name="P33">Dado <text:span text:style-name="T10">el </text:span><text:span text:style-name="T3">número de habitación</text:span><text:span text:style-name="T10"> “</text:span><text:span text:style-name="T3">293</text:span><text:span text:style-name="T10">” </text:span><text:span text:style-name="T3">no </text:span><text:span text:style-name="T10">corresponde a un</text:span><text:span text:style-name="T3">a habitación del hotel</text:span></text:p>
      <text:p text:style-name="P33">Cuando se ingresa <text:span text:style-name="T20">el </text:span><text:span text:style-name="T3">número</text:span><text:span text:style-name="T20"> de </text:span><text:span text:style-name="T3">habitación</text:span><text:span text:style-name="T20"> “</text:span><text:span text:style-name="T3">293</text:span><text:span text:style-name="T20">” y se presiona “Realizar Check </text:span><text:span text:style-name="T3">Out</text:span><text:span text:style-name="T20">”</text:span></text:p>
      <text:p text:style-name="P34"><text:span text:style-name="T21">Entonces el sistema</text:span><text:span text:style-name="T22"> </text:span><text:span text:style-name="T30">informa error por número de habitación inexistente.</text:span><text:span text:style-name="T13"> </text:span></text:p>
      <text:p text:style-name="P29"/>
      <text:p text:style-name="P25">Escenario <text:span text:style-name="T20">3</text:span>: <text:span text:style-name="T10">Check </text:span><text:span text:style-name="T20">out</text:span> <text:span text:style-name="T20">fallido por </text:span><text:span text:style-name="T3">habitación con gastos </text:span></text:p>
      <text:p text:style-name="P33">Dado <text:span text:style-name="T10">el </text:span><text:span text:style-name="T3">número de habitación</text:span><text:span text:style-name="T10"> “</text:span><text:span text:style-name="T3">10</text:span><text:span text:style-name="T10">” corresponde a un</text:span><text:span text:style-name="T3">a habitación del hotel, está marcada como ocupada y la habitación tiene gastos a abonar</text:span></text:p>
      <text:p text:style-name="P33">Cuando se ingresa <text:span text:style-name="T20">el </text:span><text:span text:style-name="T3">número</text:span><text:span text:style-name="T20"> de </text:span><text:span text:style-name="T3">habitación</text:span><text:span text:style-name="T20"> “</text:span><text:span text:style-name="T3">10</text:span><text:span text:style-name="T20">” y se presiona “Realizar Check </text:span><text:span text:style-name="T3">Out</text:span><text:span text:style-name="T20">”</text:span></text:p>
      <text:p text:style-name="P34"><text:span text:style-name="T21">Entonces el sistema</text:span><text:span text:style-name="T22"> </text:span><text:span text:style-name="T30">informa error porque no se realizará </text:span><text:span text:style-name="T13">el check out hasta que no se abonen los gastos realizados. </text:span><text:span text:style-name="T13"><text:s/></text:span></text:p>
      <text:p text:style-name="P35"/>
      <text:p text:style-name="P36">Escenario <text:span text:style-name="T3">4</text:span>: <text:span text:style-name="T10">Check </text:span><text:span text:style-name="T20">out</text:span> <text:span text:style-name="T20">fallido por </text:span><text:span text:style-name="T3">habitación libre</text:span></text:p>
      <text:p text:style-name="P33">Dado <text:span text:style-name="T10">el </text:span><text:span text:style-name="T3">número de habitación</text:span><text:span text:style-name="T10"> “</text:span><text:span text:style-name="T3">15</text:span><text:span text:style-name="T10">” corresponde a un</text:span><text:span text:style-name="T3">a habitación del hotel y no está registrada como ocupada</text:span></text:p>
      <text:p text:style-name="P33">Cuando se ingresa <text:span text:style-name="T20">el </text:span><text:span text:style-name="T3">número</text:span><text:span text:style-name="T20"> de </text:span><text:span text:style-name="T3">habitación</text:span><text:span text:style-name="T20"> “</text:span><text:span text:style-name="T3">15</text:span><text:span text:style-name="T20">” y se presiona “Realizar Check </text:span><text:span text:style-name="T3">Out</text:span><text:span text:style-name="T20">”</text:span></text:p>
      <text:p text:style-name="P35"><text:span text:style-name="T14">Entonces el sistema</text:span><text:span text:style-name="T24"> </text:span><text:span text:style-name="T32">informa error porque la habitación no se encuentra ocupad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2T13:19:45.691979400</meta:creation-date>
    <dc:date>2025-09-11T12:53:43.039757600</dc:date>
    <meta:editing-duration>PT16M34S</meta:editing-duration>
    <meta:editing-cycles>5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60" meta:word-count="942" meta:character-count="5562" meta:non-whitespace-character-count="4656"/>
  </office:meta>
</office:document-meta>
</file>